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99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1.99mm"/>
    </style:style>
    <style:style style:name="co4" style:family="table-column">
      <style:table-column-properties fo:break-before="auto" style:column-width="14.01mm"/>
    </style:style>
    <style:style style:name="co5" style:family="table-column">
      <style:table-column-properties fo:break-before="auto" style:column-width="27.9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cell-protect="protected" style:print-content="true" style:vertical-align="middle"/>
      <style:text-properties style:font-name="Utopia" fo:font-size="8pt" style:font-size-asian="8pt" style:font-size-complex="8pt"/>
    </style:style>
    <style:style style:name="ce3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808080" style:font-name="Utopia2" fo:font-size="9pt" style:font-size-asian="9pt" style:font-size-complex="9pt"/>
    </style:style>
    <style:style style:name="ce7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style:font-size-asian="8pt" style:font-size-complex="8pt"/>
    </style:style>
    <style:style style:name="ce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cell-protect="protected" style:print-content="true" style:vertical-align="middle"/>
      <style:text-properties style:font-name="Utopia" fo:font-size="12pt" style:font-size-asian="12pt" style:font-size-complex="12pt"/>
    </style:style>
    <style:style style:name="ce10" style:family="table-cell" style:parent-style-name="Default">
      <style:table-cell-properties fo:background-color="#ff6600" style:cell-protect="none" style:print-content="true" style:text-align-source="fix" style:repeat-content="false" fo:border="1.5pt solid #000000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style:font-size-asian="12pt" style:font-size-complex="12pt"/>
    </style:style>
    <style:style style:name="ce19" style:family="table-cell" style:parent-style-name="Default">
      <style:table-cell-properties fo:background-color="#ccccc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Normal_20_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Normal_20_4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2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Normal_20_4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4" style:family="table-cell" style:parent-style-name="Default">
      <style:table-cell-properties fo:background-color="#ffffff" style:cell-protect="protected" style:print-content="true" style:vertical-align="middle"/>
      <style:text-properties style:font-name="Utopia" fo:font-size="8pt" style:font-size-asian="8pt" style:font-size-complex="8pt"/>
    </style:style>
    <style:style style:name="ce2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26" style:family="table-cell" style:parent-style-name="Normal_20_4" style:data-style-name="N2">
      <style:table-cell-properties fo:background-color="#7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31" style:family="table-cell" style:parent-style-name="Default" style:data-style-name="N2">
      <style:table-cell-properties fo:background-color="#7f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2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lt;=#REF!" style:apply-style-name="ADMIS" style:base-cell-address="'Barres-Coeffs'.Q3"/>
    </style:style>
    <style:style style:name="ce34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lt;=#REF!" style:apply-style-name="ADMIS" style:base-cell-address="'Barres-Coeffs'.Q22"/>
    </style:style>
    <style:style style:name="ce3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font-name="Utopia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gt;=#REF!" style:apply-style-name="ADMIS" style:base-cell-address="'Barres-Coeffs'.R3"/>
    </style:style>
    <style:style style:name="ce37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gt;=#REF!" style:apply-style-name="ADMIS" style:base-cell-address="'Barres-Coeffs'.R10"/>
    </style:style>
    <style:style style:name="ce38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gt;=#REF!" style:apply-style-name="ADMIS" style:base-cell-address="'Barres-Coeffs'.R14"/>
    </style:style>
    <style:style style:name="ce39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gt;=#REF!" style:apply-style-name="ADMIS" style:base-cell-address="'Barres-Coeffs'.R19"/>
    </style:style>
    <style:style style:name="ce40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gt;=#REF!" style:apply-style-name="ADMIS" style:base-cell-address="'Barres-Coeffs'.R22"/>
    </style:style>
    <style:style style:name="ce41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</style:style>
    <style:style style:name="ce42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</style:style>
    <style:style style:name="ce43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</style:style>
    <style:style style:name="ce44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</style:style>
    <style:style style:name="ce45" style:family="table-cell" style:parent-style-name="Normal_20_4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mm"/>
      <style:text-properties style:font-name="Utopia" fo:font-size="8pt" style:font-size-asian="8pt" style:font-size-complex="8pt"/>
    </style:style>
    <style:style style:name="ce47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54" style:family="table-cell" style:parent-style-name="Default">
      <style:table-cell-properties style:cell-protect="protected" style:print-content="true" style:vertical-align="middle"/>
      <style:text-properties style:font-name="Utopia" fo:font-size="10pt" style:font-size-asian="10pt" style:font-size-complex="10pt"/>
    </style:style>
    <style:style style:name="ce55" style:family="table-cell" style:parent-style-name="Default">
      <style:table-cell-properties style:cell-protect="protected" style:print-content="true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Barres-Coeffs" table:style-name="ta1" table:protected="true" table:protection-key="+xtDzMbdqDRqbpoKASmfBvLLKnk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number-columns-repeated="8" table:default-cell-style-name="ce2"/>
        <table:table-column table:style-name="co2" table:default-cell-style-name="ce2"/>
        <table:table-column table:style-name="co4" table:number-columns-repeated="4" table:default-cell-style-name="ce2"/>
        <table:table-column table:style-name="co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default-cell-style-name="ce7"/>
        <table:table-column table:style-name="co1" table:default-cell-style-name="ce46"/>
        <table:table-column table:style-name="co4" table:number-columns-repeated="1000" table:default-cell-style-name="ce2"/>
        <table:table-column table:style-name="co4" table:number-columns-repeated="2" table:default-cell-style-name="ce55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ntrez vos notes ici →</text:p>
          </table:table-cell>
          <table:covered-table-cell table:style-name="ce1"/>
          <table:table-cell table:style-name="ce10" table:number-columns-repeated="7"/>
          <table:table-cell table:style-name="ce20"/>
          <table:table-cell table:style-name="ce10" table:number-columns-spanned="2" table:number-rows-spanned="1"/>
          <table:covered-table-cell table:style-name="ce1"/>
          <table:table-cell table:style-name="ce29" office:value-type="string" calcext:value-type="string" table:number-columns-spanned="7" table:number-rows-spanned="1">
            <text:p>← Choix des barres (défaut 2023) [Autres : moy – 2021 – 2022]</text:p>
          </table:table-cell>
          <table:covered-table-cell table:style-name="ce1"/>
          <table:covered-table-cell table:style-name="ce30"/>
          <table:covered-table-cell table:number-columns-repeated="3" table:style-name="ce29"/>
          <table:covered-table-cell table:style-name="ce1"/>
          <table:table-cell table:style-name="Default"/>
          <table:table-cell table:style-name="ce1" office:value-type="string" calcext:value-type="string" table:number-columns-spanned="2" table:number-rows-spanned="1">
            <text:p>Redoublant (o/n) →</text:p>
          </table:table-cell>
          <table:covered-table-cell table:style-name="ce1"/>
          <table:table-cell table:style-name="ce10" office:value-type="string" calcext:value-type="string">
            <text:p>n</text:p>
          </table:table-cell>
          <table:table-cell table:style-name="ce51"/>
          <table:table-cell table:style-name="ce52"/>
          <table:table-cell table:style-name="ce53" table:number-columns-repeated="994"/>
          <table:table-cell table:style-name="ce54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1" office:value-type="string" calcext:value-type="string">
            <text:p>MANA</text:p>
          </table:table-cell>
          <table:table-cell table:style-name="ce11" office:value-type="string" calcext:value-type="string">
            <text:p>E.D.</text:p>
          </table:table-cell>
          <table:table-cell table:style-name="ce11" office:value-type="string" calcext:value-type="string">
            <text:p>MATHS</text:p>
          </table:table-cell>
          <table:table-cell table:style-name="ce11" office:value-type="string" calcext:value-type="string">
            <text:p>PHILO</text:p>
          </table:table-cell>
          <table:table-cell table:style-name="ce11" office:value-type="string" calcext:value-type="string">
            <text:p>LV1</text:p>
          </table:table-cell>
          <table:table-cell table:style-name="ce11" office:value-type="string" calcext:value-type="string">
            <text:p>LET.</text:p>
          </table:table-cell>
          <table:table-cell table:style-name="ce11" office:value-type="string" calcext:value-type="string">
            <text:p>LV2</text:p>
          </table:table-cell>
          <table:table-cell table:number-columns-repeated="2"/>
          <table:table-cell table:style-name="ce25" office:value-type="float" office:value="2021" calcext:value-type="float">
            <text:p>2021</text:p>
          </table:table-cell>
          <table:table-cell table:style-name="ce25" office:value-type="float" office:value="2022" calcext:value-type="float">
            <text:p>2022</text:p>
          </table:table-cell>
          <table:table-cell table:style-name="ce25" office:value-type="float" office:value="2023" calcext:value-type="float">
            <text:p>2023</text:p>
          </table:table-cell>
          <table:table-cell table:style-name="ce25" office:value-type="string" calcext:value-type="string">
            <text:p>Moyenne</text:p>
          </table:table-cell>
          <table:table-cell/>
          <table:table-cell table:style-name="ce25" office:value-type="string" calcext:value-type="string">
            <text:p>Barre</text:p>
          </table:table-cell>
          <table:table-cell table:style-name="ce25" office:value-type="string" calcext:value-type="string">
            <text:p>Moyenne</text:p>
          </table:table-cell>
          <table:table-cell table:style-name="ce25" office:value-type="string" calcext:value-type="string">
            <text:p>Résultat</text:p>
          </table:table-cell>
          <table:table-cell table:number-columns-repeated="2"/>
          <table:table-cell table:style-name="ce11" office:value-type="string" calcext:value-type="string">
            <text:p>ENT.</text:p>
          </table:table-cell>
          <table:table-cell table:style-name="ce11" office:value-type="string" calcext:value-type="string">
            <text:p>LV1</text:p>
          </table:table-cell>
          <table:table-cell table:style-name="ce11" office:value-type="string" calcext:value-type="string">
            <text:p>LV2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HEC Pari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3:.I3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4.18" calcext:value-type="float">
            <text:p>14,18</text:p>
          </table:table-cell>
          <table:table-cell table:style-name="ce26" office:value-type="float" office:value="15.01" calcext:value-type="float">
            <text:p>15,01</text:p>
          </table:table-cell>
          <table:table-cell table:style-name="ce26" office:value-type="float" office:value="15.07" calcext:value-type="float">
            <text:p>15,07</text:p>
          </table:table-cell>
          <table:table-cell table:style-name="ce31" table:formula="of:=AVERAGE([.L3:.N3])" office:value-type="float" office:value="14.7533333333333" calcext:value-type="float">
            <text:p>14,75</text:p>
          </table:table-cell>
          <table:table-cell table:style-name="ce24"/>
          <table:table-cell table:style-name="ce33" table:formula="of:=IF([.$K$1]=2021;[.L3];IF([.$K$1]=2022;[.$M3];IF([.$K$1]=&quot;moy&quot;;[.$O3];[.$N3])))" office:value-type="float" office:value="15.07" calcext:value-type="float">
            <text:p>15,07</text:p>
          </table:table-cell>
          <table:table-cell table:style-name="ce36" table:formula="of:=1+([.C$1]*[.C3]+[.D$1]*[.D3]+[.E$1]*[.E3]+[.F$1]*[.F3]+[.G$1]*[.G3]+[.H$1]*[.H3]+[.I$1]*[.I3])/[.J3]+IF([.$W$1]=&quot;o&quot;;-1)" office:value-type="float" office:value="1" calcext:value-type="float">
            <text:p>1</text:p>
          </table:table-cell>
          <table:table-cell table:style-name="ce41" table:formula="of:=IF([.R3]&gt;=[.Q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HEC Paris</text:p>
          </table:table-cell>
          <table:table-cell table:style-name="ce50" office:value-type="string" calcext:value-type="string">
            <text:p>6 (+6+9+8)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SSEC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4:.I4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3.8" calcext:value-type="float">
            <text:p>13,80</text:p>
          </table:table-cell>
          <table:table-cell table:style-name="ce26" office:value-type="float" office:value="13.66" calcext:value-type="float">
            <text:p>13,66</text:p>
          </table:table-cell>
          <table:table-cell table:style-name="ce26" office:value-type="float" office:value="13.8" calcext:value-type="float">
            <text:p>13,80</text:p>
          </table:table-cell>
          <table:table-cell table:style-name="ce31" table:formula="of:=AVERAGE([.L4:.N4])" office:value-type="float" office:value="13.7533333333333" calcext:value-type="float">
            <text:p>13,75</text:p>
          </table:table-cell>
          <table:table-cell table:style-name="ce24"/>
          <table:table-cell table:style-name="ce33" table:formula="of:=IF([.$K$1]=2021;[.L4];IF([.$K$1]=2022;[.$M4];IF([.$K$1]=&quot;moy&quot;;[.$O4];[.$N4])))" office:value-type="float" office:value="13.8" calcext:value-type="float">
            <text:p>13,80</text:p>
          </table:table-cell>
          <table:table-cell table:style-name="ce36" table:formula="of:=([.C$1]*[.C4]+[.D$1]*[.D4]+[.E$1]*[.E4]+[.F$1]*[.F4]+[.G$1]*[.G4]+[.H$1]*[.H4]+[.I$1]*[.I4])/[.J4]" office:value-type="float" office:value="0" calcext:value-type="float">
            <text:p>0</text:p>
          </table:table-cell>
          <table:table-cell table:style-name="ce41" table:formula="of:=IF([.R4]&gt;=[.Q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ESSEC</text:p>
          </table:table-cell>
          <table:table-cell table:style-name="ce14" office:value-type="string" calcext:value-type="string">
            <text:p>10 (+10)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SCP B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5:.I5])" office:value-type="float" office:value="30" calcext:value-type="float">
            <text:p>30</text:p>
          </table:table-cell>
          <table:table-cell table:style-name="ce24"/>
          <table:table-cell table:number-columns-repeated="2" table:style-name="ce26" office:value-type="float" office:value="13.18" calcext:value-type="float">
            <text:p>13,18</text:p>
          </table:table-cell>
          <table:table-cell table:style-name="ce26" office:value-type="float" office:value="13.09" calcext:value-type="float">
            <text:p>13,09</text:p>
          </table:table-cell>
          <table:table-cell table:style-name="ce31" table:formula="of:=AVERAGE([.L5:.N5])" office:value-type="float" office:value="13.15" calcext:value-type="float">
            <text:p>13,15</text:p>
          </table:table-cell>
          <table:table-cell table:style-name="ce24"/>
          <table:table-cell table:style-name="ce33" table:formula="of:=IF([.$K$1]=2021;[.L5];IF([.$K$1]=2022;[.$M5];IF([.$K$1]=&quot;moy&quot;;[.$O5];[.$N5])))" office:value-type="float" office:value="13.09" calcext:value-type="float">
            <text:p>13,09</text:p>
          </table:table-cell>
          <table:table-cell table:style-name="ce36" table:formula="of:=([.C$1]*[.C5]+[.D$1]*[.D5]+[.E$1]*[.E5]+[.F$1]*[.F5]+[.G$1]*[.G5]+[.H$1]*[.H5]+[.I$1]*[.I5])/[.J5]" office:value-type="float" office:value="0" calcext:value-type="float">
            <text:p>0</text:p>
          </table:table-cell>
          <table:table-cell table:style-name="ce41" table:formula="of:=IF([.R5]&gt;=[.Q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ESCP BS</text:p>
          </table:table-cell>
          <table:table-cell table:style-name="ce14" office:value-type="string" calcext:value-type="string">
            <text:p>12 (+8)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DHEC BS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6:.I6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2.46" calcext:value-type="float">
            <text:p>12,46</text:p>
          </table:table-cell>
          <table:table-cell table:number-columns-repeated="2" table:style-name="ce26" office:value-type="float" office:value="12.6" calcext:value-type="float">
            <text:p>12,60</text:p>
          </table:table-cell>
          <table:table-cell table:style-name="ce31" table:formula="of:=AVERAGE([.L6:.N6])" office:value-type="float" office:value="12.5533333333333" calcext:value-type="float">
            <text:p>12,55</text:p>
          </table:table-cell>
          <table:table-cell table:style-name="ce24"/>
          <table:table-cell table:style-name="ce33" table:formula="of:=IF([.$K$1]=2021;[.L6];IF([.$K$1]=2022;[.$M6];IF([.$K$1]=&quot;moy&quot;;[.$O6];[.$N6])))" office:value-type="float" office:value="12.6" calcext:value-type="float">
            <text:p>12,60</text:p>
          </table:table-cell>
          <table:table-cell table:style-name="ce36" table:formula="of:=([.C$1]*[.C6]+[.D$1]*[.D6]+[.E$1]*[.E6]+[.F$1]*[.F6]+[.G$1]*[.G6]+[.H$1]*[.H6]+[.I$1]*[.I6])/[.J6]" office:value-type="float" office:value="0" calcext:value-type="float">
            <text:p>0</text:p>
          </table:table-cell>
          <table:table-cell table:style-name="ce41" table:formula="of:=IF([.R6]&gt;=[.Q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EDHEC BS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M LYON BS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7:.I7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2.45" calcext:value-type="float">
            <text:p>12,45</text:p>
          </table:table-cell>
          <table:table-cell table:style-name="ce26" office:value-type="float" office:value="12.3" calcext:value-type="float">
            <text:p>12,30</text:p>
          </table:table-cell>
          <table:table-cell table:style-name="ce26" office:value-type="float" office:value="11.8" calcext:value-type="float">
            <text:p>11,80</text:p>
          </table:table-cell>
          <table:table-cell table:style-name="ce31" table:formula="of:=AVERAGE([.L7:.N7])" office:value-type="float" office:value="12.1833333333333" calcext:value-type="float">
            <text:p>12,18</text:p>
          </table:table-cell>
          <table:table-cell table:style-name="ce24"/>
          <table:table-cell table:style-name="ce33" table:formula="of:=IF([.$K$1]=2021;[.L7];IF([.$K$1]=2022;[.$M7];IF([.$K$1]=&quot;moy&quot;;[.$O7];[.$N7])))" office:value-type="float" office:value="11.8" calcext:value-type="float">
            <text:p>11,80</text:p>
          </table:table-cell>
          <table:table-cell table:style-name="ce36" table:formula="of:=([.C$1]*[.C7]+[.D$1]*[.D7]+[.E$1]*[.E7]+[.F$1]*[.F7]+[.G$1]*[.G7]+[.H$1]*[.H7]+[.I$1]*[.I7])/[.J7]" office:value-type="float" office:value="0" calcext:value-type="float">
            <text:p>0</text:p>
          </table:table-cell>
          <table:table-cell table:style-name="ce41" table:formula="of:=IF([.R7]&gt;=[.Q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EM LYON BS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KEMA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21" table:formula="of:=SUM([.C8:.I8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0" calcext:value-type="float">
            <text:p>10,00</text:p>
          </table:table-cell>
          <table:table-cell table:style-name="ce26" office:value-type="float" office:value="10.4" calcext:value-type="float">
            <text:p>10,40</text:p>
          </table:table-cell>
          <table:table-cell table:style-name="ce26" office:value-type="float" office:value="10.8" calcext:value-type="float">
            <text:p>10,80</text:p>
          </table:table-cell>
          <table:table-cell table:style-name="ce31" table:formula="of:=AVERAGE([.L8:.N8])" office:value-type="float" office:value="10.4" calcext:value-type="float">
            <text:p>10,40</text:p>
          </table:table-cell>
          <table:table-cell table:style-name="ce24"/>
          <table:table-cell table:style-name="ce33" table:formula="of:=IF([.$K$1]=2021;[.L8];IF([.$K$1]=2022;[.$M8];IF([.$K$1]=&quot;moy&quot;;[.$O8];[.$N8])))" office:value-type="float" office:value="10.8" calcext:value-type="float">
            <text:p>10,80</text:p>
          </table:table-cell>
          <table:table-cell table:style-name="ce36" table:formula="of:=([.C$1]*[.C8]+[.D$1]*[.D8]+[.E$1]*[.E8]+[.F$1]*[.F8]+[.G$1]*[.G8]+[.H$1]*[.H8]+[.I$1]*[.I8])/[.J8]" office:value-type="float" office:value="0" calcext:value-type="float">
            <text:p>0</text:p>
          </table:table-cell>
          <table:table-cell table:style-name="ce41" table:formula="of:=IF([.R8]&gt;=[.Q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SKEMA BS</text:p>
          </table:table-cell>
          <table:table-cell table:style-name="ce14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AUDENCIA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21" table:formula="of:=SUM([.C9:.I9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0.4" calcext:value-type="float">
            <text:p>10,40</text:p>
          </table:table-cell>
          <table:table-cell table:style-name="ce26" office:value-type="float" office:value="10.03" calcext:value-type="float">
            <text:p>10,03</text:p>
          </table:table-cell>
          <table:table-cell table:style-name="ce26" office:value-type="float" office:value="9.48" calcext:value-type="float">
            <text:p>9,48</text:p>
          </table:table-cell>
          <table:table-cell table:style-name="ce31" table:formula="of:=AVERAGE([.L9:.N9])" office:value-type="float" office:value="9.97" calcext:value-type="float">
            <text:p>9,97</text:p>
          </table:table-cell>
          <table:table-cell table:style-name="ce24"/>
          <table:table-cell table:style-name="ce33" table:formula="of:=IF([.$K$1]=2021;[.L9];IF([.$K$1]=2022;[.$M9];IF([.$K$1]=&quot;moy&quot;;[.$O9];[.$N9])))" office:value-type="float" office:value="9.48" calcext:value-type="float">
            <text:p>9,48</text:p>
          </table:table-cell>
          <table:table-cell table:style-name="ce36" table:formula="of:=([.C$1]*[.C9]+[.D$1]*[.D9]+[.E$1]*[.E9]+[.F$1]*[.F9]+[.G$1]*[.G9]+[.H$1]*[.H9]+[.I$1]*[.I9])/[.J9]" office:value-type="float" office:value="0" calcext:value-type="float">
            <text:p>0</text:p>
          </table:table-cell>
          <table:table-cell table:style-name="ce41" table:formula="of:=IF([.R9]&gt;=[.Q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AUDENCIA BS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NEOMA BS</text:p>
          </table:table-cell>
          <table:table-cell table:style-name="ce8"/>
          <table:table-cell table:style-name="ce13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9"/>
          <table:table-cell table:style-name="ce13" office:value-type="float" office:value="2" calcext:value-type="float">
            <text:p>2</text:p>
          </table:table-cell>
          <table:table-cell table:style-name="ce22" table:formula="of:=SUM([.C10:.I10])" office:value-type="float" office:value="30" calcext:value-type="float">
            <text:p>30</text:p>
          </table:table-cell>
          <table:table-cell table:style-name="ce24"/>
          <table:table-cell table:style-name="ce27" office:value-type="float" office:value="10.25" calcext:value-type="float">
            <text:p>10,25</text:p>
          </table:table-cell>
          <table:table-cell table:style-name="ce27" office:value-type="float" office:value="10.15" calcext:value-type="float">
            <text:p>10,15</text:p>
          </table:table-cell>
          <table:table-cell table:style-name="ce27" office:value-type="float" office:value="10.4" calcext:value-type="float">
            <text:p>10,40</text:p>
          </table:table-cell>
          <table:table-cell table:style-name="ce32" table:formula="of:=AVERAGE([.L10:.N10])" office:value-type="float" office:value="10.2666666666667" calcext:value-type="float">
            <text:p>10,27</text:p>
          </table:table-cell>
          <table:table-cell table:style-name="ce24"/>
          <table:table-cell table:style-name="ce33" table:formula="of:=IF([.$K$1]=2021;[.L10];IF([.$K$1]=2022;[.$M10];IF([.$K$1]=&quot;moy&quot;;[.$O10];[.$N10])))" office:value-type="float" office:value="10.4" calcext:value-type="float">
            <text:p>10,40</text:p>
          </table:table-cell>
          <table:table-cell table:style-name="ce37" table:formula="of:=([.C$1]*[.C10]+[.D$1]*[.D10]+[.E$1]*[.E10]+[.F$1]*[.F10]+[.G$1]*[.G10]+[.H$1]*[.H10]+[.I$1]*[.I10])/[.J10]" office:value-type="float" office:value="0" calcext:value-type="float">
            <text:p>0</text:p>
          </table:table-cell>
          <table:table-cell table:style-name="ce42" table:formula="of:=IF([.R10]&gt;=[.Q1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8" office:value-type="string" calcext:value-type="string">
            <text:p>NEOMA BS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RENOBLE EM</text:p>
          </table:table-cell>
          <table:table-cell table:style-name="ce8"/>
          <table:table-cell table:style-name="ce14" office:value-type="float" office:value="8" calcext:value-type="float">
            <text:p>8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21" table:formula="of:=SUM([.C11:.I11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9.95" calcext:value-type="float">
            <text:p>9,95</text:p>
          </table:table-cell>
          <table:table-cell table:style-name="ce26" office:value-type="float" office:value="9.3" calcext:value-type="float">
            <text:p>9,30</text:p>
          </table:table-cell>
          <table:table-cell table:style-name="ce26" office:value-type="float" office:value="7.5" calcext:value-type="float">
            <text:p>7,50</text:p>
          </table:table-cell>
          <table:table-cell table:style-name="ce31" table:formula="of:=AVERAGE([.L11:.N11])" office:value-type="float" office:value="8.91666666666667" calcext:value-type="float">
            <text:p>8,92</text:p>
          </table:table-cell>
          <table:table-cell table:style-name="ce24"/>
          <table:table-cell table:style-name="ce33" table:formula="of:=IF([.$K$1]=2021;[.L11];IF([.$K$1]=2022;[.$M11];IF([.$K$1]=&quot;moy&quot;;[.$O11];[.$N11])))" office:value-type="float" office:value="7.5" calcext:value-type="float">
            <text:p>7,50</text:p>
          </table:table-cell>
          <table:table-cell table:style-name="ce36" table:formula="of:=([.C$1]*[.C11]+[.D$1]*[.D11]+[.E$1]*[.E11]+[.F$1]*[.F11]+[.G$1]*[.G11]+[.H$1]*[.H11]+[.I$1]*[.I11])/[.J11]" office:value-type="float" office:value="0" calcext:value-type="float">
            <text:p>0</text:p>
          </table:table-cell>
          <table:table-cell table:style-name="ce41" table:formula="of:=IF([.R11]&gt;=[.Q1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GRENOBLE EM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KEDGE BS</text:p>
          </table:table-cell>
          <table:table-cell table:style-name="ce8"/>
          <table:table-cell table:number-columns-repeated="3" table:style-name="ce13" office:value-type="float" office:value="7" calcext:value-type="float">
            <text:p>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9"/>
          <table:table-cell table:style-name="ce13" office:value-type="float" office:value="2" calcext:value-type="float">
            <text:p>2</text:p>
          </table:table-cell>
          <table:table-cell table:style-name="ce22" table:formula="of:=SUM([.C12:.I12])" office:value-type="float" office:value="30" calcext:value-type="float">
            <text:p>30</text:p>
          </table:table-cell>
          <table:table-cell table:style-name="ce8"/>
          <table:table-cell table:style-name="ce28" office:value-type="float" office:value="8.7" calcext:value-type="float">
            <text:p>8,70</text:p>
          </table:table-cell>
          <table:table-cell table:style-name="ce27" office:value-type="float" office:value="8" calcext:value-type="float">
            <text:p>8,00</text:p>
          </table:table-cell>
          <table:table-cell table:style-name="ce27" office:value-type="float" office:value="8.2" calcext:value-type="float">
            <text:p>8,20</text:p>
          </table:table-cell>
          <table:table-cell table:style-name="ce32" table:formula="of:=AVERAGE([.L12:.N12])" office:value-type="float" office:value="8.3" calcext:value-type="float">
            <text:p>8,30</text:p>
          </table:table-cell>
          <table:table-cell table:style-name="ce24"/>
          <table:table-cell table:style-name="ce33" table:formula="of:=IF([.$K$1]=2021;[.L12];IF([.$K$1]=2022;[.$M12];IF([.$K$1]=&quot;moy&quot;;[.$O12];[.$N12])))" office:value-type="float" office:value="8.2" calcext:value-type="float">
            <text:p>8,20</text:p>
          </table:table-cell>
          <table:table-cell table:style-name="ce36" table:formula="of:=([.C$1]*[.C12]+[.D$1]*[.D12]+[.E$1]*[.E12]+[.F$1]*[.F12]+[.G$1]*[.G12]+[.H$1]*[.H12]+[.I$1]*[.I12])/[.J12]" office:value-type="float" office:value="0" calcext:value-type="float">
            <text:p>0</text:p>
          </table:table-cell>
          <table:table-cell table:style-name="ce41" table:formula="of:=IF([.R12]&gt;=[.Q1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8" office:value-type="string" calcext:value-type="string">
            <text:p>KEDGE BS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TOULOUSE BS</text:p>
          </table:table-cell>
          <table:table-cell table:style-name="ce8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23" table:formula="of:=SUM([.C13:.I13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8.7" calcext:value-type="float">
            <text:p>8,70</text:p>
          </table:table-cell>
          <table:table-cell table:style-name="ce26" office:value-type="float" office:value="8.1" calcext:value-type="float">
            <text:p>8,10</text:p>
          </table:table-cell>
          <table:table-cell table:style-name="ce26" office:value-type="float" office:value="6" calcext:value-type="float">
            <text:p>6,00</text:p>
          </table:table-cell>
          <table:table-cell table:style-name="ce31" table:formula="of:=AVERAGE([.L13:.N13])" office:value-type="float" office:value="7.6" calcext:value-type="float">
            <text:p>7,60</text:p>
          </table:table-cell>
          <table:table-cell table:style-name="ce24"/>
          <table:table-cell table:style-name="ce33" table:formula="of:=IF([.$K$1]=2021;[.L13];IF([.$K$1]=2022;[.$M13];IF([.$K$1]=&quot;moy&quot;;[.$O13];[.$N13])))" office:value-type="float" office:value="6" calcext:value-type="float">
            <text:p>6,00</text:p>
          </table:table-cell>
          <table:table-cell table:style-name="ce36" table:formula="of:=([.C$1]*[.C13]+[.D$1]*[.D13]+[.E$1]*[.E13]+[.F$1]*[.F13]+[.G$1]*[.G13]+[.H$1]*[.H13]+[.I$1]*[.I13])/[.J13]" office:value-type="float" office:value="0" calcext:value-type="float">
            <text:p>0</text:p>
          </table:table-cell>
          <table:table-cell table:style-name="ce41" table:formula="of:=IF([.R13]&gt;=[.Q1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TOULOUSE BS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>
            <text:p>RENNES SB</text:p>
          </table:table-cell>
          <table:table-cell table:style-name="ce8"/>
          <table:table-cell table:style-name="ce15" office:value-type="float" office:value="6" calcext:value-type="float">
            <text:p>6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style-name="ce19"/>
          <table:table-cell table:style-name="ce15" office:value-type="float" office:value="4" calcext:value-type="float">
            <text:p>4</text:p>
          </table:table-cell>
          <table:table-cell table:style-name="ce22" table:formula="of:=SUM([.C14:.I14])" office:value-type="float" office:value="30" calcext:value-type="float">
            <text:p>30</text:p>
          </table:table-cell>
          <table:table-cell table:style-name="ce8"/>
          <table:table-cell table:style-name="ce27" office:value-type="float" office:value="7.5" calcext:value-type="float">
            <text:p>7,50</text:p>
          </table:table-cell>
          <table:table-cell table:style-name="ce27" office:value-type="float" office:value="7.2" calcext:value-type="float">
            <text:p>7,20</text:p>
          </table:table-cell>
          <table:table-cell table:style-name="ce27" office:value-type="float" office:value="6.18" calcext:value-type="float">
            <text:p>6,18</text:p>
          </table:table-cell>
          <table:table-cell table:style-name="ce32" table:formula="of:=AVERAGE([.L14:.N14])" office:value-type="float" office:value="6.96" calcext:value-type="float">
            <text:p>6,96</text:p>
          </table:table-cell>
          <table:table-cell table:style-name="ce24"/>
          <table:table-cell table:style-name="ce33" table:formula="of:=IF([.$K$1]=2021;[.L14];IF([.$K$1]=2022;[.$M14];IF([.$K$1]=&quot;moy&quot;;[.$O14];[.$N14])))" office:value-type="float" office:value="6.18" calcext:value-type="float">
            <text:p>6,18</text:p>
          </table:table-cell>
          <table:table-cell table:style-name="ce38" table:formula="of:=([.C$1]*[.C14]+[.D$1]*[.D14]+[.E$1]*[.E14]+[.F$1]*[.F14]+[.G$1]*[.G14]+[.H$1]*[.H14]+[.I$1]*[.I14])/[.J14]" office:value-type="float" office:value="0" calcext:value-type="float">
            <text:p>0</text:p>
          </table:table-cell>
          <table:table-cell table:style-name="ce41" table:formula="of:=IF([.R14]&gt;=[.Q1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9" office:value-type="string" calcext:value-type="string">
            <text:p>RENNES SB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MONTPELLIER BS</text:p>
          </table:table-cell>
          <table:table-cell table:style-name="ce8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9"/>
          <table:table-cell table:style-name="ce16" office:value-type="float" office:value="2" calcext:value-type="float">
            <text:p>2</text:p>
          </table:table-cell>
          <table:table-cell table:style-name="ce22" table:formula="of:=SUM([.C15:.I15])" office:value-type="float" office:value="30" calcext:value-type="float">
            <text:p>30</text:p>
          </table:table-cell>
          <table:table-cell table:style-name="ce8"/>
          <table:table-cell table:style-name="ce27" office:value-type="float" office:value="8" calcext:value-type="float">
            <text:p>8,00</text:p>
          </table:table-cell>
          <table:table-cell table:style-name="ce27" office:value-type="float" office:value="6.75" calcext:value-type="float">
            <text:p>6,75</text:p>
          </table:table-cell>
          <table:table-cell table:style-name="ce27" office:value-type="float" office:value="6" calcext:value-type="float">
            <text:p>6,00</text:p>
          </table:table-cell>
          <table:table-cell table:style-name="ce32" table:formula="of:=AVERAGE([.L15:.N15])" office:value-type="float" office:value="6.91666666666667" calcext:value-type="float">
            <text:p>6,92</text:p>
          </table:table-cell>
          <table:table-cell table:style-name="ce24"/>
          <table:table-cell table:style-name="ce33" table:formula="of:=IF([.$K$1]=2021;[.L15];IF([.$K$1]=2022;[.$M15];IF([.$K$1]=&quot;moy&quot;;[.$O15];[.$N15])))" office:value-type="float" office:value="6" calcext:value-type="float">
            <text:p>6,00</text:p>
          </table:table-cell>
          <table:table-cell table:style-name="ce36" table:formula="of:=([.C$1]*[.C15]+[.D$1]*[.D15]+[.E$1]*[.E15]+[.F$1]*[.F15]+[.G$1]*[.G15]+[.H$1]*[.H15]+[.I$1]*[.I15])/[.J15]" office:value-type="float" office:value="0" calcext:value-type="float">
            <text:p>0</text:p>
          </table:table-cell>
          <table:table-cell table:style-name="ce41" table:formula="of:=IF([.R15]&gt;=[.Q1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8" office:value-type="string" calcext:value-type="string">
            <text:p>MONTPELLIER BS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BURGUNDY SB</text:p>
          </table:table-cell>
          <table:table-cell table:style-name="ce8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23" table:formula="of:=SUM([.C16:.I16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6.2" calcext:value-type="float">
            <text:p>6,20</text:p>
          </table:table-cell>
          <table:table-cell table:style-name="ce26" office:value-type="float" office:value="6.1" calcext:value-type="float">
            <text:p>6,10</text:p>
          </table:table-cell>
          <table:table-cell table:style-name="ce26" office:value-type="float" office:value="5.02" calcext:value-type="float">
            <text:p>5,02</text:p>
          </table:table-cell>
          <table:table-cell table:style-name="ce31" table:formula="of:=AVERAGE([.L16:.N16])" office:value-type="float" office:value="5.77333333333333" calcext:value-type="float">
            <text:p>5,77</text:p>
          </table:table-cell>
          <table:table-cell table:style-name="ce24"/>
          <table:table-cell table:style-name="ce33" table:formula="of:=IF([.$K$1]=2021;[.L16];IF([.$K$1]=2022;[.$M16];IF([.$K$1]=&quot;moy&quot;;[.$O16];[.$N16])))" office:value-type="float" office:value="5.02" calcext:value-type="float">
            <text:p>5,02</text:p>
          </table:table-cell>
          <table:table-cell table:style-name="ce36" table:formula="of:=([.C$1]*[.C16]+[.D$1]*[.D16]+[.E$1]*[.E16]+[.F$1]*[.F16]+[.G$1]*[.G16]+[.H$1]*[.H16]+[.I$1]*[.I16])/[.J16]" office:value-type="float" office:value="0" calcext:value-type="float">
            <text:p>0</text:p>
          </table:table-cell>
          <table:table-cell table:style-name="ce41" table:formula="of:=IF([.R16]&gt;=[.Q1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BURGUNDY SB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C NANCY BS</text:p>
          </table:table-cell>
          <table:table-cell table:style-name="ce8"/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number-columns-repeated="3"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23" table:formula="of:=SUM([.C17:.I17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5" calcext:value-type="float">
            <text:p>5,00</text:p>
          </table:table-cell>
          <table:table-cell table:style-name="ce26" office:value-type="float" office:value="5.01" calcext:value-type="float">
            <text:p>5,01</text:p>
          </table:table-cell>
          <table:table-cell table:style-name="ce26" office:value-type="float" office:value="5" calcext:value-type="float">
            <text:p>5,00</text:p>
          </table:table-cell>
          <table:table-cell table:style-name="ce31" table:formula="of:=AVERAGE([.L17:.N17])" office:value-type="float" office:value="5.00333333333333" calcext:value-type="float">
            <text:p>5,00</text:p>
          </table:table-cell>
          <table:table-cell table:style-name="ce24"/>
          <table:table-cell table:style-name="ce33" table:formula="of:=IF([.$K$1]=2021;[.L17];IF([.$K$1]=2022;[.$M17];IF([.$K$1]=&quot;moy&quot;;[.$O17];[.$N17])))" office:value-type="float" office:value="5" calcext:value-type="float">
            <text:p>5,00</text:p>
          </table:table-cell>
          <table:table-cell table:style-name="ce36" table:formula="of:=([.C$1]*[.C17]+[.D$1]*[.D17]+[.E$1]*[.E17]+[.F$1]*[.F17]+[.G$1]*[.G17]+[.H$1]*[.H17]+[.I$1]*[.I17])/[.J17]" office:value-type="float" office:value="0" calcext:value-type="float">
            <text:p>0</text:p>
          </table:table-cell>
          <table:table-cell table:style-name="ce41" table:formula="of:=IF([.R17]&gt;=[.Q1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IC NANCY BS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M TÉLÉCOM BS</text:p>
          </table:table-cell>
          <table:table-cell table:style-name="ce8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3" table:style-name="ce14" office:value-type="float" office:value="3" calcext:value-type="float">
            <text:p>3</text:p>
          </table:table-cell>
          <table:table-cell table:style-name="ce23" table:formula="of:=SUM([.C18:.I18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6.7" calcext:value-type="float">
            <text:p>6,70</text:p>
          </table:table-cell>
          <table:table-cell table:number-columns-repeated="2" table:style-name="ce26" office:value-type="float" office:value="7" calcext:value-type="float">
            <text:p>7,00</text:p>
          </table:table-cell>
          <table:table-cell table:style-name="ce31" table:formula="of:=AVERAGE([.L18:.N18])" office:value-type="float" office:value="6.9" calcext:value-type="float">
            <text:p>6,90</text:p>
          </table:table-cell>
          <table:table-cell table:style-name="ce24"/>
          <table:table-cell table:style-name="ce33" table:formula="of:=IF([.$K$1]=2021;[.L18];IF([.$K$1]=2022;[.$M18];IF([.$K$1]=&quot;moy&quot;;[.$O18];[.$N18])))" office:value-type="float" office:value="7" calcext:value-type="float">
            <text:p>7,00</text:p>
          </table:table-cell>
          <table:table-cell table:style-name="ce36" table:formula="of:=([.C$1]*[.C18]+[.D$1]*[.D18]+[.E$1]*[.E18]+[.F$1]*[.F18]+[.G$1]*[.G18]+[.H$1]*[.H18]+[.I$1]*[.I18])/[.J18]" office:value-type="float" office:value="0" calcext:value-type="float">
            <text:p>0</text:p>
          </table:table-cell>
          <table:table-cell table:style-name="ce41" table:formula="of:=IF([.R18]&gt;=[.Q1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IM TÉLÉCOM BS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XCELIA BS</text:p>
          </table:table-cell>
          <table:table-cell table:style-name="ce8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23" table:formula="of:=SUM([.C19:.I19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6.5" calcext:value-type="float">
            <text:p>6,50</text:p>
          </table:table-cell>
          <table:table-cell table:style-name="ce26" office:value-type="float" office:value="5.03" calcext:value-type="float">
            <text:p>5,03</text:p>
          </table:table-cell>
          <table:table-cell table:style-name="ce26" office:value-type="float" office:value="5.04" calcext:value-type="float">
            <text:p>5,04</text:p>
          </table:table-cell>
          <table:table-cell table:style-name="ce31" table:formula="of:=AVERAGE([.L19:.N19])" office:value-type="float" office:value="5.52333333333333" calcext:value-type="float">
            <text:p>5,52</text:p>
          </table:table-cell>
          <table:table-cell table:style-name="ce24"/>
          <table:table-cell table:style-name="ce33" table:formula="of:=IF([.$K$1]=2021;[.L19];IF([.$K$1]=2022;[.$M19];IF([.$K$1]=&quot;moy&quot;;[.$O19];[.$N19])))" office:value-type="float" office:value="5.04" calcext:value-type="float">
            <text:p>5,04</text:p>
          </table:table-cell>
          <table:table-cell table:style-name="ce39" table:formula="of:=([.C$1]*[.C19]+[.D$1]*[.D19]+[.E$1]*[.E19]+[.F$1]*[.F19]+[.G$1]*[.G19]+[.H$1]*[.H19]+[.I$1]*[.I19])/[.J19]" office:value-type="float" office:value="0" calcext:value-type="float">
            <text:p>0</text:p>
          </table:table-cell>
          <table:table-cell table:style-name="ce43" table:formula="of:=IF([.R19]&gt;=[.Q1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EXCELIA BS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EM STRASBOURG</text:p>
          </table:table-cell>
          <table:table-cell table:style-name="ce8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9"/>
          <table:table-cell table:style-name="ce16" office:value-type="float" office:value="2" calcext:value-type="float">
            <text:p>2</text:p>
          </table:table-cell>
          <table:table-cell table:style-name="ce22" table:formula="of:=SUM([.C20:.I20])" office:value-type="float" office:value="30" calcext:value-type="float">
            <text:p>30</text:p>
          </table:table-cell>
          <table:table-cell table:style-name="ce8"/>
          <table:table-cell table:number-columns-repeated="2" table:style-name="ce27" office:value-type="float" office:value="6.5" calcext:value-type="float">
            <text:p>6,50</text:p>
          </table:table-cell>
          <table:table-cell table:style-name="ce27" office:value-type="float" office:value="6" calcext:value-type="float">
            <text:p>6,00</text:p>
          </table:table-cell>
          <table:table-cell table:style-name="ce32" table:formula="of:=AVERAGE([.L20:.N20])" office:value-type="float" office:value="6.33333333333333" calcext:value-type="float">
            <text:p>6,33</text:p>
          </table:table-cell>
          <table:table-cell table:style-name="ce24"/>
          <table:table-cell table:style-name="ce33" table:formula="of:=IF([.$K$1]=2021;[.L20];IF([.$K$1]=2022;[.$M20];IF([.$K$1]=&quot;moy&quot;;[.$O20];[.$N20])))" office:value-type="float" office:value="6" calcext:value-type="float">
            <text:p>6,00</text:p>
          </table:table-cell>
          <table:table-cell table:style-name="ce36" table:formula="of:=([.C$1]*[.C20]+[.D$1]*[.D20]+[.E$1]*[.E20]+[.F$1]*[.F20]+[.G$1]*[.G20]+[.H$1]*[.H20]+[.I$1]*[.I20])/[.J20]" office:value-type="float" office:value="0" calcext:value-type="float">
            <text:p>0</text:p>
          </table:table-cell>
          <table:table-cell table:style-name="ce41" table:formula="of:=IF([.R20]&gt;=[.Q2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8" office:value-type="string" calcext:value-type="string">
            <text:p>EM STRASBOURG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M NORMANDIE</text:p>
          </table:table-cell>
          <table:table-cell table:style-name="ce8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3" table:formula="of:=SUM([.C21:.I21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6.5" calcext:value-type="float">
            <text:p>6,50</text:p>
          </table:table-cell>
          <table:table-cell table:number-columns-repeated="2" table:style-name="ce26" office:value-type="float" office:value="5.67" calcext:value-type="float">
            <text:p>5,67</text:p>
          </table:table-cell>
          <table:table-cell table:style-name="ce31" table:formula="of:=AVERAGE([.L21:.N21])" office:value-type="float" office:value="5.94666666666667" calcext:value-type="float">
            <text:p>5,95</text:p>
          </table:table-cell>
          <table:table-cell table:style-name="ce24"/>
          <table:table-cell table:style-name="ce33" table:formula="of:=IF([.$K$1]=2021;[.L21];IF([.$K$1]=2022;[.$M21];IF([.$K$1]=&quot;moy&quot;;[.$O21];[.$N21])))" office:value-type="float" office:value="5.67" calcext:value-type="float">
            <text:p>5,67</text:p>
          </table:table-cell>
          <table:table-cell table:style-name="ce36" table:formula="of:=([.C$1]*[.C21]+[.D$1]*[.D21]+[.E$1]*[.E21]+[.F$1]*[.F21]+[.G$1]*[.G21]+[.H$1]*[.H21]+[.I$1]*[.I21])/[.J21]" office:value-type="float" office:value="0" calcext:value-type="float">
            <text:p>0</text:p>
          </table:table-cell>
          <table:table-cell table:style-name="ce41" table:formula="of:=IF([.R21]&gt;=[.Q2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EM NORMANDIE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NSEEC GE</text:p>
          </table:table-cell>
          <table:table-cell table:style-name="ce8"/>
          <table:table-cell table:style-name="ce14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23" table:formula="of:=SUM([.C22:.I22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6.55" calcext:value-type="float">
            <text:p>6,55</text:p>
          </table:table-cell>
          <table:table-cell table:style-name="ce26" office:value-type="float" office:value="4.01" calcext:value-type="float">
            <text:p>4,01</text:p>
          </table:table-cell>
          <table:table-cell table:style-name="ce26" office:value-type="float" office:value="3.33" calcext:value-type="float">
            <text:p>3,33</text:p>
          </table:table-cell>
          <table:table-cell table:style-name="ce31" table:formula="of:=AVERAGE([.L22:.N22])" office:value-type="float" office:value="4.63" calcext:value-type="float">
            <text:p>4,63</text:p>
          </table:table-cell>
          <table:table-cell table:style-name="ce24"/>
          <table:table-cell table:style-name="ce34" table:formula="of:=IF([.$K$1]=2021;[.L22];IF([.$K$1]=2022;[.$M22];IF([.$K$1]=&quot;moy&quot;;[.$O22];[.$N22])))" office:value-type="float" office:value="3.33" calcext:value-type="float">
            <text:p>3,33</text:p>
          </table:table-cell>
          <table:table-cell table:style-name="ce40" table:formula="of:=([.C$1]*[.C22]+[.D$1]*[.D22]+[.E$1]*[.E22]+[.F$1]*[.F22]+[.G$1]*[.G22]+[.H$1]*[.H22]+[.I$1]*[.I22])/[.J22]" office:value-type="float" office:value="0" calcext:value-type="float">
            <text:p>0</text:p>
          </table:table-cell>
          <table:table-cell table:style-name="ce44" table:formula="of:=IF([.R22]&gt;=[.Q2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INSEEC GE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SC PARIS GE</text:p>
          </table:table-cell>
          <table:table-cell table:style-name="ce8"/>
          <table:table-cell table:style-name="ce14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23" table:formula="of:=SUM([.C23:.I23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6" calcext:value-type="float">
            <text:p>6,00</text:p>
          </table:table-cell>
          <table:table-cell table:style-name="ce26" office:value-type="float" office:value="4.56" calcext:value-type="float">
            <text:p>4,56</text:p>
          </table:table-cell>
          <table:table-cell table:style-name="ce26" office:value-type="float" office:value="4.04" calcext:value-type="float">
            <text:p>4,04</text:p>
          </table:table-cell>
          <table:table-cell table:style-name="ce31" table:formula="of:=AVERAGE([.L23:.N23])" office:value-type="float" office:value="4.86666666666667" calcext:value-type="float">
            <text:p>4,87</text:p>
          </table:table-cell>
          <table:table-cell table:style-name="ce24"/>
          <table:table-cell table:style-name="ce33" table:formula="of:=IF([.$K$1]=2021;[.L23];IF([.$K$1]=2022;[.$M23];IF([.$K$1]=&quot;moy&quot;;[.$O23];[.$N23])))" office:value-type="float" office:value="4.04" calcext:value-type="float">
            <text:p>4,04</text:p>
          </table:table-cell>
          <table:table-cell table:style-name="ce36" table:formula="of:=([.C$1]*[.C23]+[.D$1]*[.D23]+[.E$1]*[.E23]+[.F$1]*[.F23]+[.G$1]*[.G23]+[.H$1]*[.H23]+[.I$1]*[.I23])/[.J23]" office:value-type="float" office:value="0" calcext:value-type="float">
            <text:p>0</text:p>
          </table:table-cell>
          <table:table-cell table:style-name="ce41" table:formula="of:=IF([.R23]&gt;=[.Q2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ISC PARIS GE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SC CLERMONT BS</text:p>
          </table:table-cell>
          <table:table-cell table:style-name="ce8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23" table:formula="of:=SUM([.C24:.I24])" office:value-type="float" office:value="30" calcext:value-type="float">
            <text:p>30</text:p>
          </table:table-cell>
          <table:table-cell table:style-name="ce24"/>
          <table:table-cell table:number-columns-repeated="2" table:style-name="ce26" office:value-type="float" office:value="5" calcext:value-type="float">
            <text:p>5,00</text:p>
          </table:table-cell>
          <table:table-cell table:style-name="ce26" office:value-type="float" office:value="4.35" calcext:value-type="float">
            <text:p>4,35</text:p>
          </table:table-cell>
          <table:table-cell table:style-name="ce31" table:formula="of:=AVERAGE([.L24:.N24])" office:value-type="float" office:value="4.78333333333333" calcext:value-type="float">
            <text:p>4,78</text:p>
          </table:table-cell>
          <table:table-cell table:style-name="ce24"/>
          <table:table-cell table:style-name="ce33" table:formula="of:=IF([.$K$1]=2021;[.L24];IF([.$K$1]=2022;[.$M24];IF([.$K$1]=&quot;moy&quot;;[.$O24];[.$N24])))" office:value-type="float" office:value="4.35" calcext:value-type="float">
            <text:p>4,35</text:p>
          </table:table-cell>
          <table:table-cell table:style-name="ce36" table:formula="of:=([.C$1]*[.C24]+[.D$1]*[.D24]+[.E$1]*[.E24]+[.F$1]*[.F24]+[.G$1]*[.G24]+[.H$1]*[.H24]+[.I$1]*[.I24])/[.J24]" office:value-type="float" office:value="0" calcext:value-type="float">
            <text:p>0</text:p>
          </table:table-cell>
          <table:table-cell table:style-name="ce41" table:formula="of:=IF([.R24]&gt;=[.Q2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ESC CLERMONT BS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OUTH CHAMPAGNE BS</text:p>
          </table:table-cell>
          <table:table-cell table:style-name="ce8"/>
          <table:table-cell table:style-name="ce14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23" table:formula="of:=SUM([.C25:.I25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5.15" calcext:value-type="float">
            <text:p>5,15</text:p>
          </table:table-cell>
          <table:table-cell table:style-name="ce26" office:value-type="float" office:value="5.18" calcext:value-type="float">
            <text:p>5,18</text:p>
          </table:table-cell>
          <table:table-cell table:style-name="ce26" office:value-type="float" office:value="5.15" calcext:value-type="float">
            <text:p>5,15</text:p>
          </table:table-cell>
          <table:table-cell table:style-name="ce31" table:formula="of:=AVERAGE([.L25:.N25])" office:value-type="float" office:value="5.16" calcext:value-type="float">
            <text:p>5,16</text:p>
          </table:table-cell>
          <table:table-cell table:style-name="ce24"/>
          <table:table-cell table:style-name="ce33" table:formula="of:=IF([.$K$1]=2021;[.L25];IF([.$K$1]=2022;[.$M25];IF([.$K$1]=&quot;moy&quot;;[.$O25];[.$N25])))" office:value-type="float" office:value="5.15" calcext:value-type="float">
            <text:p>5,15</text:p>
          </table:table-cell>
          <table:table-cell table:style-name="ce36" table:formula="of:=([.C$1]*[.C25]+[.D$1]*[.D25]+[.E$1]*[.E25]+[.F$1]*[.F25]+[.G$1]*[.G25]+[.H$1]*[.H25]+[.I$1]*[.I25])/[.J25]" office:value-type="float" office:value="0" calcext:value-type="float">
            <text:p>0</text:p>
          </table:table-cell>
          <table:table-cell table:style-name="ce41" table:formula="of:=IF([.R25]&gt;=[.Q2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SOUTH CHAMPAGNE BS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BREST B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23" table:formula="of:=SUM([.C26:.I26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2.7" calcext:value-type="float">
            <text:p>2,70</text:p>
          </table:table-cell>
          <table:table-cell table:style-name="ce26" office:value-type="float" office:value="3.58" calcext:value-type="float">
            <text:p>3,58</text:p>
          </table:table-cell>
          <table:table-cell table:style-name="ce26" office:value-type="float" office:value="2.17" calcext:value-type="float">
            <text:p>2,17</text:p>
          </table:table-cell>
          <table:table-cell table:style-name="ce31" table:formula="of:=AVERAGE([.L26:.N26])" office:value-type="float" office:value="2.81666666666667" calcext:value-type="float">
            <text:p>2,82</text:p>
          </table:table-cell>
          <table:table-cell table:style-name="ce24"/>
          <table:table-cell table:style-name="ce33" table:formula="of:=IF([.$K$1]=2021;[.L26];IF([.$K$1]=2022;[.$M26];IF([.$K$1]=&quot;moy&quot;;[.$O26];[.$N26])))" office:value-type="float" office:value="2.17" calcext:value-type="float">
            <text:p>2,17</text:p>
          </table:table-cell>
          <table:table-cell table:style-name="ce36" table:formula="of:=([.C$1]*[.C26]+[.D$1]*[.D26]+[.E$1]*[.E26]+[.F$1]*[.F26]+[.G$1]*[.G26]+[.H$1]*[.H26]+[.I$1]*[.I26])/[.J26]" office:value-type="float" office:value="0" calcext:value-type="float">
            <text:p>0</text:p>
          </table:table-cell>
          <table:table-cell table:style-name="ce41" table:formula="of:=IF([.R26]&gt;=[.Q2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45"/>
          <table:table-cell table:style-name="ce47" office:value-type="string" calcext:value-type="string">
            <text:p>BREST BS</text:p>
          </table:table-cell>
          <table:table-cell table:style-name="ce14" office:value-type="string" calcext:value-type="string">
            <text:p>12+8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© Alex Gélin</text:p>
          </table:table-cell>
          <table:table-cell table:style-name="ce9"/>
          <table:table-cell table:style-name="ce17" office:value-type="string" calcext:value-type="string" table:number-columns-spanned="8" table:number-rows-spanned="1">
            <text:p>COEFFICIENTS</text:p>
          </table:table-cell>
          <table:covered-table-cell table:number-columns-repeated="2" table:style-name="ce18"/>
          <table:covered-table-cell table:style-name="ce17"/>
          <table:covered-table-cell table:number-columns-repeated="4" table:style-name="ce18"/>
          <table:table-cell table:style-name="ce9"/>
          <table:table-cell table:style-name="ce17" office:value-type="string" calcext:value-type="string" table:number-columns-spanned="4" table:number-rows-spanned="1">
            <text:p>BARRES</text:p>
          </table:table-cell>
          <table:covered-table-cell table:number-columns-repeated="3" table:style-name="ce18"/>
          <table:table-cell table:style-name="ce9"/>
          <table:table-cell table:style-name="ce35" office:value-type="string" calcext:value-type="string" table:number-columns-spanned="3" table:number-rows-spanned="1">
            <text:p>ADMISSIBILITÉ</text:p>
          </table:table-cell>
          <table:covered-table-cell table:number-columns-repeated="2" table:style-name="ce9"/>
          <table:table-cell table:style-name="ce9"/>
          <table:table-cell table:style-name="ce17" office:value-type="string" calcext:value-type="string" table:number-columns-spanned="4" table:number-rows-spanned="1">
            <text:p>COEFFS ORAUX</text:p>
          </table:table-cell>
          <table:covered-table-cell table:number-columns-repeated="3" table:style-name="ce9"/>
          <table:table-cell table:style-name="ce9" table:number-columns-repeated="997"/>
          <table:table-cell table:number-columns-repeated="3"/>
        </table:table-row>
        <table:table-row table:style-name="ro1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Barres-Coeffs'.S24:'Barres-Coeffs'.S26 'Barres-Coeffs'.S23:'Barres-Coeffs'.S23 'Barres-Coeffs'.S12:'Barres-Coeffs'.S18 'Barres-Coeffs'.S11:'Barres-Coeffs'.S11 'Barres-Coeffs'.S3:'Barres-Coeffs'.S9 'Barres-Coeffs'.S20:'Barres-Coeffs'.S21">
            <calcext:condition calcext:apply-style-name="ADMIS" calcext:value="contains-text(&quot;:-)&quot;)" calcext:base-cell-address="'Barres-Coeffs'.S3"/>
          </calcext:conditional-format>
          <calcext:conditional-format calcext:target-range-address="'Barres-Coeffs'.R24:'Barres-Coeffs'.R26 'Barres-Coeffs'.R23:'Barres-Coeffs'.R23 'Barres-Coeffs'.R15:'Barres-Coeffs'.R18 'Barres-Coeffs'.R11:'Barres-Coeffs'.R13 'Barres-Coeffs'.R3:'Barres-Coeffs'.R9 'Barres-Coeffs'.R20:'Barres-Coeffs'.R21">
            <calcext:condition calcext:apply-style-name="ADMIS" calcext:value="&gt;=#REF!" calcext:base-cell-address="'Barres-Coeffs'.R3"/>
          </calcext:conditional-format>
          <calcext:conditional-format calcext:target-range-address="'Barres-Coeffs'.Q24:'Barres-Coeffs'.Q26 'Barres-Coeffs'.Q23:'Barres-Coeffs'.Q23 'Barres-Coeffs'.Q3:'Barres-Coeffs'.Q21">
            <calcext:condition calcext:apply-style-name="ADMIS" calcext:value="&lt;=#REF!" calcext:base-cell-address="'Barres-Coeffs'.Q3"/>
          </calcext:conditional-format>
          <calcext:conditional-format calcext:target-range-address="'Barres-Coeffs'.S19:'Barres-Coeffs'.S19">
            <calcext:condition calcext:apply-style-name="ADMIS" calcext:value="contains-text(&quot;:-)&quot;)" calcext:base-cell-address="'Barres-Coeffs'.S19"/>
          </calcext:conditional-format>
          <calcext:conditional-format calcext:target-range-address="'Barres-Coeffs'.R19:'Barres-Coeffs'.R19">
            <calcext:condition calcext:apply-style-name="ADMIS" calcext:value="&gt;=#REF!" calcext:base-cell-address="'Barres-Coeffs'.R19"/>
          </calcext:conditional-format>
          <calcext:conditional-format calcext:target-range-address="'Barres-Coeffs'.S10:'Barres-Coeffs'.S10">
            <calcext:condition calcext:apply-style-name="ADMIS" calcext:value="contains-text(&quot;:-)&quot;)" calcext:base-cell-address="'Barres-Coeffs'.S10"/>
          </calcext:conditional-format>
          <calcext:conditional-format calcext:target-range-address="'Barres-Coeffs'.R10:'Barres-Coeffs'.R10">
            <calcext:condition calcext:apply-style-name="ADMIS" calcext:value="&gt;=#REF!" calcext:base-cell-address="'Barres-Coeffs'.R10"/>
          </calcext:conditional-format>
          <calcext:conditional-format calcext:target-range-address="'Barres-Coeffs'.R14:'Barres-Coeffs'.R14">
            <calcext:condition calcext:apply-style-name="ADMIS" calcext:value="&gt;=#REF!" calcext:base-cell-address="'Barres-Coeffs'.R14"/>
          </calcext:conditional-format>
          <calcext:conditional-format calcext:target-range-address="'Barres-Coeffs'.S22:'Barres-Coeffs'.S22">
            <calcext:condition calcext:apply-style-name="ADMIS" calcext:value="contains-text(&quot;:-)&quot;)" calcext:base-cell-address="'Barres-Coeffs'.S22"/>
          </calcext:conditional-format>
          <calcext:conditional-format calcext:target-range-address="'Barres-Coeffs'.R22:'Barres-Coeffs'.R22">
            <calcext:condition calcext:apply-style-name="ADMIS" calcext:value="&gt;=#REF!" calcext:base-cell-address="'Barres-Coeffs'.R22"/>
          </calcext:conditional-format>
          <calcext:conditional-format calcext:target-range-address="'Barres-Coeffs'.Q22:'Barres-Coeffs'.Q22">
            <calcext:condition calcext:apply-style-name="ADMIS" calcext:value="&lt;=#REF!" calcext:base-cell-address="'Barres-Coeffs'.Q22"/>
          </calcext:conditional-format>
        </calcext:conditional-formats>
      </table:table>
      <table:named-expressions/>
      <table:database-ranges>
        <table:database-range table:name="__Anonymous_Sheet_DB__0" table:target-range-address="'Barres-Coeffs'.A3:'Barres-Coeffs'.O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percentage-style style:name="N112">
      <number:number number:decimal-places="2" loext:min-decimal-places="2" number:min-integer-digits="1"/>
      <number:text>%</number:text>
    </number:percentage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2"/>
    </number:number-style>
    <number:number-style style:name="N120">
      <number:number number:decimal-places="2" loext:min-decimal-places="2" number:min-integer-digits="2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0" loext:min-decimal-places="0" number:min-integer-digits="1" number:grouping="true"/>
      <number:text> €</number:text>
    </number:number-style>
    <number:number-style style:name="N13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loext:min-decimal-places="2" number:min-integer-digits="1" number:grouping="true"/>
      <number:text> €</number:text>
    </number:number-style>
    <number:number-style style:name="N13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Vrai</number:text>
    </number:number-style>
    <number:number-style style:name="N152P1" style:volatile="true">
      <number:text>Vrai</number:text>
    </number:number-style>
    <number:number-style style:name="N152">
      <number:text>Faux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Actif</number:text>
    </number:number-style>
    <number:number-style style:name="N154P1" style:volatile="true">
      <number:text>Actif</number:text>
    </number:number-style>
    <number:number-style style:name="N154">
      <number:text>Inacti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date-style style:name="N157">
      <number:year number:style="long"/>
      <number:day/>
      <number:text>:</number:text>
      <number:minutes number:style="long"/>
      <number:text>:</number:text>
      <number:seconds number:style="long"/>
      <number:am-pm/>
    </number:date-style>
    <number:date-style style:name="N158">
      <number:day/>
      <number:text>/</number:text>
      <number:month/>
      <number:text>/</number:text>
      <number:year number:style="long"/>
    </number:date-style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number:number-style style:name="N16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text> $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percentage-style style:name="N177">
      <number:number number:decimal-places="0" loext:min-decimal-places="0" number:min-integer-digits="1"/>
      <number:text>%</number:text>
    </number:percentage-style>
    <number:number-style style:name="N178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7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7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79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1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1P0"/>
    </number:number-style>
    <number:number-style style:name="N1011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4P0"/>
    </number:number-style>
    <number:date-style style:name="N10115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6" number:language="fr" number:country="FR">
      <number:day number:style="long"/>
      <number:text>-</number:text>
      <number:month number:textual="true"/>
    </number:date-style>
    <number:date-style style:name="N10117" number:language="fr" number:country="FR">
      <number:month number:textual="true"/>
      <number:text>-</number:text>
      <number:year/>
    </number:date-style>
    <number:time-style style:name="N10118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fr" number:country="FR">
      <loext:text> </loext:text>
      <loext:fill-character> </loext:fill-character>
      <number:text>-    </number:text>
    </number:number-style>
    <number:text-style style:name="N10130" number:language="fr" number:country="F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fr" number:country="FR">
      <loext:text> </loext:text>
      <loext:fill-character> </loext:fill-character>
      <number:text>- €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fr" number:country="FR">
      <number:month number:style="long" number:textual="true"/>
      <number:text>-</number:text>
      <number:year/>
    </number:date-style>
    <number:text-style style:name="N10144" number:language="fr" number:country="FR">
      <number:text-content/>
      <style:map style:condition="value()&lt;=1.79769313486232E+308" style:apply-style-name="N10144P0"/>
    </number:text-style>
    <number:date-style style:name="N10145" number:language="fr" number:country="FR">
      <number:day/>
      <number:text>/</number:text>
      <number:month/>
      <number:text>/</number:text>
      <number:year/>
    </number:date-style>
    <number:number-style style:name="N10148P0" style:volatile="true" number:language="fr" number:country="FR">
      <number:number number:decimal-places="0" loext:min-decimal-places="0" number:min-integer-digits="1" number:grouping="true"/>
      <number:text>    </number:text>
    </number:number-style>
    <number:number-style style:name="N10148P1" style:volatile="true" number:language="fr" number:country="FR">
      <number:number number:decimal-places="0" loext:min-decimal-places="0" number:min-integer-digits="1" number:grouping="true"/>
      <number:text>    </number:text>
    </number:number-style>
    <number:number-style style:name="N10148P2" style:volatile="true" number:language="fr" number:country="FR">
      <number:text>-    </number:text>
    </number:number-style>
    <number:text-style style:name="N10148" number:language="fr" number:country="FR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1P0" style:volatile="true" number:language="fr" number:country="FR">
      <number:number number:decimal-places="0" loext:min-decimal-places="0" number:min-integer-digits="1" number:grouping="true"/>
      <number:text> € </number:text>
    </number:number-style>
    <number:number-style style:name="N10151P1" style:volatile="true" number:language="fr" number:country="FR">
      <number:number number:decimal-places="0" loext:min-decimal-places="0" number:min-integer-digits="1" number:grouping="true"/>
      <number:text> € </number:text>
    </number:number-style>
    <number:number-style style:name="N10151P2" style:volatile="true" number:language="fr" number:country="FR">
      <number:text>- € </number:text>
    </number:number-style>
    <number:text-style style:name="N10151" number:language="fr" number:country="FR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4P0" style:volatile="true" number:language="fr" number:country="FR">
      <number:number number:decimal-places="2" loext:min-decimal-places="2" number:min-integer-digits="1" number:grouping="true"/>
      <number:text>    </number:text>
    </number:number-style>
    <number:number-style style:name="N10154P1" style:volatile="true" number:language="fr" number:country="FR">
      <number:number number:decimal-places="2" loext:min-decimal-places="2" number:min-integer-digits="1" number:grouping="true"/>
      <number:text>    </number:text>
    </number:number-style>
    <number:number-style style:name="N10154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54" number:language="fr" number:country="FR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7P0" style:volatile="true" number:language="fr" number:country="FR">
      <number:number number:decimal-places="2" loext:min-decimal-places="2" number:min-integer-digits="1" number:grouping="true"/>
      <number:text> € </number:text>
    </number:number-style>
    <number:number-style style:name="N10157P1" style:volatile="true" number:language="fr" number:country="FR">
      <number:number number:decimal-places="2" loext:min-decimal-places="2" number:min-integer-digits="1" number:grouping="true"/>
      <number:text> € </number:text>
    </number:number-style>
    <number:number-style style:name="N10157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57" number:language="fr" number:country="FR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OK_5f_BCE" style:display-name="OK_BCE" style:family="table-cell" style:parent-style-name="Default">
      <style:table-cell-properties fo:background-color="#99ffff" style:text-align-source="fix" style:repeat-content="false" fo:border="0.06pt solid #000000" loext:vertical-justify="auto"/>
      <style:paragraph-properties fo:text-align="center" css3t:text-justify="auto" fo:margin-left="0mm"/>
      <style:text-properties style:use-window-font-color="true" style:font-name="Utopia" fo:font-family="Utopia" style:font-family-generic="roman" style:font-pitch="variable" fo:font-size="9pt" fo:font-style="normal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OK_5f_ECRICOME" style:display-name="OK_ECRICOME" style:family="table-cell" style:parent-style-name="Default">
      <style:table-cell-properties fo:background-color="#cc99ff"/>
      <style:text-properties style:font-name="Utopia1" fo:font-family="Utopia" style:font-style-name="Regular" style:font-family-generic="roman" style:font-pitch="variable" fo:font-size="9pt" fo:font-weight="bold"/>
    </style:style>
    <style:style style:name="ADMIS" style:family="table-cell" style:parent-style-name="Default" style:data-style-name="N2">
      <style:table-cell-properties fo:background-color="#ff660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topia" fo:font-family="Utopia" style:font-family-generic="roman" style:font-pitch="variable" fo:font-size="8pt" fo:font-style="normal" fo:text-shadow="none" style:text-underline-style="none" fo:font-weight="bold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</office:styles>
  <office:automatic-styles>
    <style:page-layout style:name="Mpm1">
      <style:page-layout-properties fo:margin-top="10mm" fo:margin-bottom="10mm" fo:margin-left="10mm" fo:margin-right="10mm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16">00/00/0000</text:date>, <text:time style:data-style-name="N2" text:time-value="10:58:06.1104009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1T14:32:25.793437161</meta:creation-date>
    <dc:date>2023-07-16T11:03:17.672674783</dc:date>
    <meta:editing-duration>PT16H41M42S</meta:editing-duration>
    <meta:editing-cycles>102</meta:editing-cycles>
    <meta:generator>LibreOffice/5.2.7.2$Linux_X86_64 LibreOffice_project/20m0$Build-2</meta:generator>
    <meta:document-statistic meta:table-count="1" meta:cell-count="501" meta:object-count="0"/>
  </office:meta>
</office:document-meta>
</file>